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031875cm" style:use-optimal-column-width="true"/>
    </style:style>
    <style:style style:name="co2" style:family="table-column">
      <style:table-column-properties fo:break-before="auto" style:column-width="2.48708333333333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0.9525cm" style:use-optimal-column-width="true"/>
    </style:style>
    <style:style style:name="co6" style:family="table-column">
      <style:table-column-properties fo:break-before="auto" style:column-width="0.926041666666667cm" style:use-optimal-column-width="true"/>
    </style:style>
    <style:style style:name="co7" style:family="table-column">
      <style:table-column-properties fo:break-before="auto" style:column-width="1.984375cm" style:use-optimal-column-width="true"/>
    </style:style>
    <style:style style:name="co8" style:family="table-column">
      <style:table-column-properties fo:break-before="auto" style:column-width="1.64041666666667cm" style:use-optimal-column-width="true"/>
    </style:style>
    <style:style style:name="co9" style:family="table-column">
      <style:table-column-properties fo:break-before="auto" style:column-width="2.143125cm" style:use-optimal-column-width="true"/>
    </style:style>
    <style:style style:name="co10" style:family="table-column">
      <style:table-column-properties fo:break-before="auto" style:column-width="2.01083333333333cm" style:use-optimal-column-width="true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3.62479166666667cm" style:use-optimal-column-width="true"/>
    </style:style>
    <style:style style:name="co13" style:family="table-column">
      <style:table-column-properties fo:break-before="auto" style:column-width="1.85208333333333cm" style:use-optimal-column-width="true"/>
    </style:style>
    <style:style style:name="co14" style:family="table-column">
      <style:table-column-properties fo:break-before="auto" style:column-width="27.860625cm" style:use-optimal-column-width="true"/>
    </style:style>
    <style:style style:name="co15" style:family="table-column">
      <style:table-column-properties fo:break-before="auto" style:column-width="0.370416666666667cm" style:use-optimal-column-width="true"/>
    </style:style>
    <style:style style:name="co16" style:family="table-column">
      <style:table-column-properties fo:break-before="auto" style:column-width="23.7066666666667cm" style:use-optimal-column-width="true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4_Product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4" table:default-cell-style-name="ce2"/>
        <table:table-column table:style-name="co11" table:number-columns-repeated="6" table:default-cell-style-name="ce2"/>
        <table:table-column table:style-name="co12" table:default-cell-style-name="ce2"/>
        <table:table-column table:style-name="co11" table:number-columns-repeated="5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9" table:default-cell-style-name="ce2"/>
        <table:table-column table:style-name="co16" table:default-cell-style-name="ce2"/>
        <table:table-column table:style-name="co15" table:number-columns-repeated="2" table:default-cell-style-name="ce2"/>
        <table:table-column table:style-name="co11" table:number-columns-repeated="222" table:default-cell-style-name="ce2"/>
        <table:table-column table:style-name="co11" table:number-columns-repeated="16128" table:default-cell-style-name="ce1"/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BRAND NAME</text:p>
          </table:table-cell>
          <table:table-cell office:value-type="string" table:style-name="ce3">
            <text:p>Product name</text:p>
          </table:table-cell>
          <table:table-cell office:value-type="string" table:style-name="ce3">
            <text:p>Type of See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MRP</text:p>
          </table:table-cell>
          <table:table-cell office:value-type="string" table:style-name="ce3">
            <text:p>Rate</text:p>
          </table:table-cell>
          <table:table-cell office:value-type="string" table:style-name="ce3">
            <text:p>QUANTITY<text:s/></text:p>
          </table:table-cell>
          <table:table-cell office:value-type="string" table:style-name="ce3">
            <text:p>Pack size</text:p>
          </table:table-cell>
          <table:table-cell office:value-type="string" table:style-name="ce3">
            <text:p>Pack weight</text:p>
          </table:table-cell>
          <table:table-cell office:value-type="string" table:style-name="ce3">
            <text:p>Key Point 1</text:p>
          </table:table-cell>
          <table:table-cell office:value-type="string" table:style-name="ce3">
            <text:p>Key Point 2</text:p>
          </table:table-cell>
          <table:table-cell office:value-type="string" table:style-name="ce3">
            <text:p>Key Point 3</text:p>
          </table:table-cell>
          <table:table-cell office:value-type="string" table:style-name="ce3">
            <text:p>Key Point 4</text:p>
          </table:table-cell>
          <table:table-cell table:number-columns-repeated="16370" table:style-name="ce3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0.5 KG,1 KG,2 KGS,5 KGS,10 KGS,20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0.5 KG,1 KG,2 KGS,5 KGS,10 KGS,20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2"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0.5 KG,1 KG,2 KGS,5 KGS,10 KGS,20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0.5 KG,1 KG,2 KGS,5 KGS,10 KGS,20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5 KGS,10 KGS,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5 KGS,10 KGS,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 KG,2 KGS,5 KGS,10 KGS,15 KGS,20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1 KG,2 KGS,5 KGS,10 KGS,15 KGS,20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2"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 KG,2 KGS,5 KGS,10 KGS,20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1 KG,2 KGS,5 KGS,10 KGS,20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,500 SEEDS,1000 SEEDS,5 GMS ,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,2 GMS,2 GMS,5 GMS ,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5"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,500 SEEDS,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,2 GMS,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2"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,500 SEEDS,1000 SEEDS,5 GMS ,10 GMS,5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,2 GMS,2 GMS,5 GMS ,10 GMS,5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,500 SEEDS,1000 SEEDS,10 SEEDS,20 SEEDS,50 SEEDS,100 SEEDS,150 SEEDS,200 SEEDS,500 SEEDS,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,2 GMS,2 GMS,2 GMS,2 GMS,2 GMS,2 GMS,2 GMS,2 GMS,2 GMS,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11"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,500 SEEDS,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,2 GMS,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 KG,2 KGS,5 KGS,10 KGS,15 KGS,25 KGS,50 KGS,1 KG,2 KGS,5 KGS,10 KGS,15 KGS,25 KGS,50 KGS,1 KG,2 KGS,5 KGS,10 KGS,15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1 KG,2 KGS,5 KGS,10 KGS,15 KGS,25 KGS,50 KGS,1 KG,2 KGS,5 KGS,10 KGS,15 KGS,25 KGS,50 KGS,1 KG,2 KGS,5 KGS,10 KGS,15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5"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 KG,2 KGS,5 KGS,10 KGS,15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1 KG,2 KGS,5 KGS,10 KGS,15 KGS,25 KGS,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2"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,5 GRAMS,10 GRA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,5 GRAMS,10 GRA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7"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,500 SEEDS,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,2 GMS,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5"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,5 GMS ,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,5 GMS ,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0 GMS,500 GMS,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100 GMS,500 GMS,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2"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,100 GMS,500 GMS,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,100 GMS,500 GMS,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2"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,5 GMS ,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,5 GMS ,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10 SEEDS,20 SEEDS,50 SEEDS,100 SEEDS,150 SEEDS,200 SEEDS,100 GMS,500 GMS,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 GMS,2 GMS,2 GMS,2 GMS,2 GMS,2 GMS,100 GMS,500 GMS,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,2 BULBS,5 BULBS,10 BULBS,15 BULBS,20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,20 GMS,50 GMS,100 GMS,100 GMS,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MI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0.5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0.5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MI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MI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MI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MI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MI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MI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MI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NUR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0.5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0.5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NUR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NUR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NUR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NUR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NUR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NUR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NUR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NEM CK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0.5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0.5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NEM CK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NEM CK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NEM CK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NEM CK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NEM CK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NEM CK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NEM CK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PT BK - 5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PT BK - 5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PT BK - 5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OIL MX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OIL MX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OIL MX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OIL MX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OIL MX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OIL MX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OIL MX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OIL MX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ND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ND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ND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ND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ND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ND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ND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K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K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K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K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K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K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K SL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A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F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N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N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N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N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N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N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N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N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N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N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NM - 5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P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R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S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S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S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S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S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S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S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CS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C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C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C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C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C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C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C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CM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N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N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N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N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N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N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N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N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EL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EL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EL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EL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EL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EL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EL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ZEL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LL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LL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LL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LL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LL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LL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LL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LL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T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T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T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T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T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T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T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TT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D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D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D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D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D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D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D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D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D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B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NC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NC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NC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NC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NC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NC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NC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NCA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B 1718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R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JRA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JRA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JRA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JRA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JRA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JRA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JRA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W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W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W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W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W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W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BWS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TJW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TJW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TJW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TJW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TJW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TJW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5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TJW - 50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KG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RSK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RSK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RSK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RSK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RSK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RSK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RSK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RA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RA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RSK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RA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RA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RA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RA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A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RA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RA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RBY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RBY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RBY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RBY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RBY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RBY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RBY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RBY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R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R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R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R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R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R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R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GR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D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D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D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D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D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D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D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RD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LW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LW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LW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LW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LW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LW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LW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YLW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RNG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RNG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RNG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RNG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RNG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RNG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RNG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ORNG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RPL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RPL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RPL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RPL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RPL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RPL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RPL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RPL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HT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HT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HT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HT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HT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HT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HT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WHT CAP - 10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HRT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HRT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HRT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HRT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HRT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HRT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HRT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HRT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MGN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MGN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MGN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MGN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MGN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MGN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MGN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MGN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JWL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JWL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JWL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JWL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JWL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JWL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JWL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JWL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SDBR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SDBR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SDBR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SDBR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SDBR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SDBR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SDBR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SDBR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LK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LK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LK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LK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LK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LK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LK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MLKA CL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RTH FB - 2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RTH FB - 2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RTH FB - 2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RTH FB - 2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RTH FB - 2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RTH FB - 20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RTH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RTH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SRTH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JN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JN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JN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JN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JN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JN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JN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JN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JN FB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NMK OK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NMK OK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NMK OK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NMK OK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NMK OK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NMK OK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NMK OK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NMK OK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ARK ANMK OK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RUBY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RUBY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RUBY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RUBY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RUBY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RUBY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RUBY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PSA RUBY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SA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SA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SA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SA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SA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SA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SA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VRSA TOM - 10 G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V S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V S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V S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V S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V S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V S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0 SEED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V S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V S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TV S - 1 K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 K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FR BLB - 2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FR BLB - 2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5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FR BLB - 2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0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FR BLB - 2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15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4" table:style-name="ce2"/>
          <table:table-cell office:value-type="string" table:style-name="ce1">
            <text:p>SFR BLB - 20</text:p>
          </table:table-cell>
          <table:table-cell table:number-columns-repeated="5" table:style-name="ce2"/>
          <table:table-cell office:value-type="string" table:style-name="ce1">
            <text:p>QUANTITY</text:p>
          </table:table-cell>
          <table:table-cell office:value-type="string" table:style-name="ce1">
            <text:p>20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2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2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5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10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15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20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1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50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3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style-name="ro2">
          <table:table-cell table:number-columns-repeated="6" table:style-name="ce1"/>
          <table:table-cell table:style-name="ce2"/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table:number-columns-repeated="10" table:style-name="ce2"/>
          <table:table-cell office:value-type="string" table:style-name="ce1">
            <text:p>QUANTITY</text:p>
          </table:table-cell>
          <table:table-cell office:value-type="string" table:style-name="ce1">
            <text:p>100 BULB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ack weight</text:p>
          </table:table-cell>
          <table:table-cell office:value-type="string" table:style-name="ce1">
            <text:p>500 GM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0"/>
        </table:table-row>
        <table:table-row table:number-rows-repeated="10480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phpMyAdmin 5.0.3</meta:initial-creator>
    <dc:creator>Ravindra</dc:creator>
    <meta:creation-date>2021-03-25T08:04:48Z</meta:creation-date>
    <dc:date>2021-03-25T10:40:39Z</dc:date>
  </office:meta>
</office:document-meta>
</file>